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F000004243892B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mfortaa1" svg:font-family="Comfortaa" style:font-pitch="variable"/>
    <style:font-face style:name="Courier 10 Pitch1" svg:font-family="'Courier 10 Pitch'" style:font-pitch="variable"/>
    <style:font-face style:name="Comfortaa" svg:font-family="Comforta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tthias.saou.eu-title">
      <style:graphic-properties fo:min-height="4.572cm"/>
    </style:style>
    <style:style style:name="pr2" style:family="presentation" style:parent-style-name="matthias.saou.eu-outline1">
      <style:graphic-properties fo:min-height="9.656cm"/>
    </style:style>
    <style:style style:name="pr3" style:family="presentation" style:parent-style-name="matthias.saou.eu-notes">
      <style:graphic-properties draw:fill-color="#ffffff" fo:min-height="12.572cm"/>
    </style:style>
    <style:style style:name="pr4" style:family="presentation" style:parent-style-name="matthias.saou.eu-title">
      <style:graphic-properties fo:min-height="2.63cm"/>
    </style:style>
    <style:style style:name="pr5" style:family="presentation" style:parent-style-name="matthias.saou.eu-outline1" style:list-style-name="L5">
      <style:graphic-properties fo:min-height="9.656cm"/>
    </style:style>
    <style:style style:name="pr6" style:family="presentation" style:parent-style-name="matthias.saou.eu-title">
      <style:graphic-properties fo:min-height="6.69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tthias.saou.eu" presentation:presentation-page-layout-name="AL1T1" xml:id="id1" draw:id="id1">
        <office:forms form:automatic-focus="false" form:apply-design-mode="false"/>
        <draw:frame presentation:style-name="pr1" draw:layer="layout" svg:width="20.952cm" svg:height="4.572cm" svg:x="1.27cm" svg:y="4.572cm" presentation:class="title" presentation:user-transformed="true">
          <draw:text-box>
            <text:p>Migrating to Puppet 4<text:line-break/><text:line-break/>The Future (Parser) is now!</text:p>
          </draw:text-box>
        </draw:frame>
        <draw:frame presentation:style-name="pr2" draw:text-style-name="P1" draw:layer="layout" svg:width="20.952cm" svg:height="1.016cm" svg:x="1.016cm" svg:y="13.462cm" presentation:class="outline" presentation:user-transformed="true">
          <draw:text-box>
            <text:list text:style-name="L2">
              <text:list-header>
                <text:p text:style-name="P1">Matthias Saou &lt;matthias@saou.eu&gt;</text:p>
              </text:list-header>
            </text:list>
          </draw:text-box>
        </draw:frame>
        <anim:par presentation:node-type="timing-root">
          <anim:par smil:begin="id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thias.saou.eu" presentation:presentation-page-layout-name="AL1T1" xml:id="id2" draw:id="id2">
        <draw:frame presentation:style-name="pr4" draw:layer="layout" svg:width="20.952cm" svg:height="2.63cm" svg:x="1.4cm" svg:y="0.627cm" presentation:class="title">
          <draw:text-box>
            <text:p>About Me</text:p>
          </draw:text-box>
        </draw:frame>
        <draw:frame presentation:style-name="pr2" draw:text-style-name="P2" draw:layer="layout" svg:width="19.05cm" svg:height="8.636cm" svg:x="3.302cm" svg:y="5.08cm" presentation:class="outline" presentation:user-transformed="true">
          <draw:text-box>
            <text:list text:style-name="L2">
              <text:list-item>
                <text:p text:style-name="P2">Freelance Sysadmin</text:p>
              </text:list-item>
              <text:list-item>
                <text:p text:style-name="P2">Red Hat Architect &amp; Instructor</text:p>
              </text:list-item>
              <text:list-item>
                <text:p text:style-name="P2">Puppet Forge Contributor</text:p>
              </text:list-item>
              <text:list-item>
                <text:p text:style-name="P2">(and more!)</text:p>
                <text:p text:style-name="P2"/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thias.saou.eu" presentation:presentation-page-layout-name="AL1T1" xml:id="id3" draw:id="id3">
        <draw:frame presentation:style-name="pr4" draw:layer="layout" svg:width="20.952cm" svg:height="2.63cm" svg:x="1.4cm" svg:y="0.627cm" presentation:class="title">
          <draw:text-box>
            <text:p>Puppet's Future Parser</text:p>
          </draw:text-box>
        </draw:frame>
        <draw:frame presentation:style-name="pr2" draw:layer="layout" svg:width="20.952cm" svg:height="9.906cm" svg:x="1.4cm" svg:y="3.81cm" presentation:class="outline" presentation:user-transformed="true">
          <draw:text-box>
            <text:list text:style-name="L2">
              <text:list-item>
                <text:p>Introduced in Puppet 3.x</text:p>
              </text:list-item>
              <text:list-item>
                <text:p>Identical to 4.0 in 3.7.5+</text:p>
              </text:list-item>
            </text:list>
            <text:p/>
            <text:p><text:span text:style-name="T1">Over the course of the 3.x series, Puppet has included work-in-progress releases of a rewritten Puppet language, which can be enabled with a setting. This revised language includes </text:span><text:span text:style-name="T2">significant breaking changes</text:span><text:span text:style-name="T1">, major additions, and a new underlying implementation.</text:span></text:p>
          </draw:text-box>
        </draw:frame>
        <anim:par presentation:node-type="timing-root">
          <anim:par smil:begin="id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thias.saou.eu" presentation:presentation-page-layout-name="AL1T1" xml:id="id4" draw:id="id4">
        <draw:frame presentation:style-name="pr4" draw:layer="layout" svg:width="20.952cm" svg:height="2.63cm" svg:x="1.4cm" svg:y="0.627cm" presentation:class="title">
          <draw:text-box>
            <text:p>What’s Cool About the Future Parser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Generally faster</text:p>
              </text:list-item>
              <text:list-item>
                <text:p>Cleaner and More Consistent Behavior</text:p>
              </text:list-item>
              <text:list-item>
                <text:p>Better Data Type Enforcement</text:p>
              </text:list-item>
              <text:list-item>
                <text:p>Lambdas and Iteration (woohoo!)</text:p>
              </text:list-item>
              <text:list-item>
                <text:p>Can be enabled in environment.conf</text:p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thias.saou.eu" presentation:presentation-page-layout-name="AL1T1" xml:id="id5" draw:id="id5">
        <draw:frame presentation:style-name="pr4" draw:layer="layout" svg:width="20.952cm" svg:height="2.63cm" svg:x="1.4cm" svg:y="0.627cm" presentation:class="title">
          <draw:text-box>
            <text:p>What’s Tricky About Switching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Nothing if your code is perfect</text:p>
              </text:list-item>
              <text:list-item>
                <text:p>Not much if your code is clean</text:p>
              </text:list-item>
              <text:list-item>
                <text:p>A lot if your code is a mess</text:p>
                <text:p/>
                <text:p/>
                <text:p><text:span text:style-name="T3">The Devil is in the detail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thias.saou.eu" presentation:presentation-page-layout-name="AL1T1" xml:id="id6" draw:id="id6">
        <draw:frame presentation:style-name="pr4" draw:layer="layout" svg:width="20.952cm" svg:height="2.63cm" svg:x="1.4cm" svg:y="0.627cm" presentation:class="title">
          <draw:text-box>
            <text:p>Real World Issue n°1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Future Parser activated</text:p>
              </text:list-item>
              <text:list-item>
                <text:p>Catalog compiles</text:p>
              </text:list-item>
              <text:list-item>
                <text:p>No errors and no changes applying</text:p>
              </text:list-item>
            </text:list>
            <text:p/>
            <text:list text:continue-numbering="true" text:style-name="L2">
              <text:list-item>
                <text:p>Puppet runs are MUCH faster</text:p>
              </text:list-item>
            </text:list>
            <text:p/>
            <text:p>...something is wrong!</text:p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thias.saou.eu" presentation:presentation-page-layout-name="AL1T1" xml:id="id7" draw:id="id7">
        <draw:frame presentation:style-name="pr4" draw:layer="layout" svg:width="20.952cm" svg:height="2.63cm" svg:x="1.4cm" svg:y="0.627cm" presentation:class="title">
          <draw:text-box>
            <text:p>Real World Issue n°1</text:p>
          </draw:text-box>
        </draw:frame>
        <draw:frame presentation:style-name="pr2" draw:layer="layout" svg:width="20.952cm" svg:height="9.906cm" svg:x="1.4cm" svg:y="3.81cm" presentation:class="outline" presentation:user-transformed="true">
          <draw:text-box>
            <text:p>hiera_include('classes') ... broke!</text:p>
            <text:p/>
            <text:p>include(hiera_array(classes, []))</text:p>
            <text:p>... works around it</text:p>
            <text:p/>
            <text:p>PUP-4046</text:p>
            <text:p>Affects all 3.7, fixed in 3.8 and 4.0.</text:p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thias.saou.eu" presentation:presentation-page-layout-name="AL1T1" xml:id="id8" draw:id="id8">
        <draw:frame presentation:style-name="pr4" draw:layer="layout" svg:width="20.952cm" svg:height="2.63cm" svg:x="1.4cm" svg:y="0.627cm" presentation:class="title">
          <draw:text-box>
            <text:p>Real World Issue n°2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Future Parser activated</text:p>
              </text:list-item>
              <text:list-item>
                <text:p>Catalog compiles</text:p>
              </text:list-item>
              <text:list-item>
                <text:p>No errors and no changes applying</text:p>
              </text:list-item>
            </text:list>
            <text:p/>
            <text:list text:continue-numbering="true" text:style-name="L2">
              <text:list-item>
                <text:p>Some resources seem to be unmanaged</text:p>
              </text:list-item>
            </text:list>
            <text:p/>
            <text:p>...something is wrong!</text:p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thias.saou.eu" presentation:presentation-page-layout-name="AL1T1" xml:id="id9" draw:id="id9">
        <draw:frame presentation:style-name="pr4" draw:layer="layout" svg:width="20.952cm" svg:height="2.63cm" svg:x="1.4cm" svg:y="0.627cm" presentation:class="title">
          <draw:text-box>
            <text:p>Real World Issue n°2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Facts have types</text:p>
              </text:list-item>
              <text:list-item>
                <text:p>Empty string is now true</text:p>
              </text:list-item>
            </text:list>
            <text:p/>
            <text:p>if $::factname == 'true' { ... } # Broke</text:p>
            <text:p># Still works if absent instead of 'false'</text:p>
            <text:p>if $::factname { ... }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thias.saou.eu" presentation:presentation-page-layout-name="AL1T1" xml:id="id10" draw:id="id10">
        <draw:frame presentation:style-name="pr4" draw:layer="layout" svg:width="20.952cm" svg:height="2.63cm" svg:x="1.4cm" svg:y="0.627cm" presentation:class="title" presentation:user-transformed="true">
          <draw:text-box>
            <text:p>Real World Issue n°3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<text:span text:style-name="T4">The catalog doesn't compile.</text:span></text:p>
              </text:list-item>
            </text:list>
            <text:p><text:span text:style-name="T4"/></text:p>
            <text:p><text:span text:style-name="T3">“</text:span><text:span text:style-name="T3">The Puppet Update broke the code!”</text:span></text:p>
            <text:p/>
            <text:p>... No : The code is the problem.</text:p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thias.saou.eu" presentation:presentation-page-layout-name="AL1T1" xml:id="id11" draw:id="id11">
        <draw:frame presentation:style-name="pr4" draw:layer="layout" svg:width="20.952cm" svg:height="2.63cm" svg:x="1.4cm" svg:y="0.627cm" presentation:class="title">
          <draw:text-box>
            <text:p>Real World Issue n°3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Strict(er) types (string comparison)</text:p>
              </text:list-item>
              <text:list-item>
                <text:p>Hyphens in module/class/define names</text:p>
              </text:list-item>
              <text:list-item>
                <text:p>First letter uppercase or underscore in variable names</text:p>
              </text:list-item>
              <text:list-item>
                <text:p>Unquoted strings or file modes</text:p>
              </text:list-item>
            </text:list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thias.saou.eu" presentation:presentation-page-layout-name="AL1T1" xml:id="id12" draw:id="id12">
        <draw:frame presentation:style-name="pr4" draw:layer="layout" svg:width="20.952cm" svg:height="2.63cm" svg:x="1.4cm" svg:y="0.627cm" presentation:class="title">
          <draw:text-box>
            <text:p>Demonstrations</text:p>
          </draw:text-box>
        </draw:frame>
        <draw:frame presentation:style-name="pr5" draw:layer="layout" svg:width="20.952cm" svg:height="9.906cm" svg:x="1.4cm" svg:y="3.81cm" presentation:class="outline">
          <draw:text-box>
            <text:list text:style-name="L3">
              <text:list-header>
                <text:p/>
              </text:list-header>
              <text:list-item>
                <text:p>Naming Deprecations</text:p>
              </text:list-item>
              <text:list-item>
                <text:p>Fact Types</text:p>
              </text:list-item>
              <text:list-item>
                <text:p>Comparison (different Types!)</text:p>
              </text:list-item>
              <text:list-item>
                <text:p>Iteration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thias.saou.eu" presentation:presentation-page-layout-name="AL1T1" xml:id="id13" draw:id="id13">
        <draw:frame presentation:style-name="pr4" draw:layer="layout" svg:width="20.952cm" svg:height="2.63cm" svg:x="1.4cm" svg:y="0.627cm" presentation:class="title">
          <draw:text-box>
            <text:p>General Advice</text:p>
          </draw:text-box>
        </draw:frame>
        <draw:frame presentation:style-name="pr2" draw:layer="layout" svg:width="20.952cm" svg:height="9.906cm" svg:x="1.4cm" svg:y="3.81cm" presentation:class="outline" presentation:user-transformed="true">
          <draw:text-box>
            <text:list text:style-name="L2">
              <text:list-item>
                <text:p>Write Tests (future presentation? :-))</text:p>
              </text:list-item>
              <text:list-item>
                <text:p>Use puppet-lint</text:p>
              </text:list-item>
              <text:list-item>
                <text:p>Re-install nodes from scratch</text:p>
                <text:p/>
                <text:p>Undetected problems are the worst,</text:p>
                <text:p>do all you can to prevent them.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thias.saou.eu" presentation:presentation-page-layout-name="AL1T1" xml:id="id14" draw:id="id14">
        <draw:frame presentation:style-name="pr4" draw:layer="layout" svg:width="20.952cm" svg:height="2.63cm" svg:x="1.4cm" svg:y="0.627cm" presentation:class="title">
          <draw:text-box>
            <text:p>References</text:p>
          </draw:text-box>
        </draw:frame>
        <draw:frame presentation:style-name="pr2" draw:layer="layout" svg:width="20.952cm" svg:height="9.906cm" svg:x="1.4cm" svg:y="3.81cm" presentation:class="outline">
          <draw:text-box>
            <text:list text:style-name="L2">
              <text:list-item>
                <text:p>https://docs.puppetlabs.com/puppet/latest/reference/experiments_future.html</text:p>
              </text:list-item>
              <text:list-item>
                <text:p>http://puppet-lint.com/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thias.saou.eu" presentation:presentation-page-layout-name="AL1T1" xml:id="id15" draw:id="id15">
        <draw:frame presentation:style-name="pr6" draw:layer="layout" svg:width="20.952cm" svg:height="6.696cm" svg:x="1.27cm" svg:y="4.48cm" presentation:class="title" presentation:user-transformed="true">
          <draw:text-box>
            <text:p>Thank You!<text:line-break/><text:span text:style-name="T5">And good luck for the </text:span><text:span text:style-name="T6">future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(I'm hiring, ask me about it if you're interested)</text:span></text:p>
          </draw:text-box>
        </draw:frame>
        <draw:frame presentation:style-name="pr2" draw:text-style-name="P1" draw:layer="layout" svg:width="20.952cm" svg:height="1.016cm" svg:x="1.016cm" svg:y="13.462cm" presentation:class="outline" presentation:user-transformed="true">
          <draw:text-box>
            <text:list text:style-name="L2">
              <text:list-header>
                <text:p text:style-name="P1">Matthias Saou &lt;matthias@saou.eu&gt;</text:p>
              </text:list-header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mfortaa1" svg:font-family="Comfortaa" style:font-pitch="variable"/>
    <style:font-face style:name="Courier 10 Pitch1" svg:font-family="'Courier 10 Pitch'" style:font-pitch="variable"/>
    <style:font-face style:name="Comfortaa" svg:font-family="Comforta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201000006FF000004243892BC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thias.saou.eu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thias.saou.e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thias.saou.e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thias.saou.eu-outline1" style:family="presentation">
      <style:graphic-properties draw:stroke="none" draw:fill="none" draw:auto-grow-height="false" draw:fit-to-size="shrink-to-fit">
        <text:list-style style:name="matthias.saou.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2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thias.saou.eu-outline2" style:family="presentation" style:parent-style-name="matthias.saou.eu-outline1">
      <style:paragraph-properties fo:margin-left="0cm" fo:margin-right="0cm" fo:margin-top="0cm" fo:margin-bottom="0.299cm" fo:text-indent="0cm"/>
      <style:text-properties style:font-name="Courier 10 Pitch2" fo:font-family="'Courier 10 Pitch'" style:font-pitch="fixed" fo:font-size="21pt" style:font-size-asian="28pt" style:font-size-complex="28pt"/>
    </style:style>
    <style:style style:name="matthias.saou.eu-outline3" style:family="presentation" style:parent-style-name="matthias.saou.eu-outline2">
      <style:paragraph-properties fo:margin-left="0cm" fo:margin-right="0cm" fo:margin-top="0cm" fo:margin-bottom="0.224cm" fo:text-indent="0cm"/>
      <style:text-properties style:font-name="Courier 10 Pitch2" fo:font-family="'Courier 10 Pitch'" style:font-pitch="fixed" fo:font-size="18pt" style:font-size-asian="24pt" style:font-size-complex="24pt"/>
    </style:style>
    <style:style style:name="matthias.saou.eu-outline4" style:family="presentation" style:parent-style-name="matthias.saou.eu-outline3">
      <style:paragraph-properties fo:margin-left="0cm" fo:margin-right="0cm" fo:margin-top="0cm" fo:margin-bottom="0.149cm" fo:text-indent="0cm"/>
      <style:text-properties style:font-name="Courier 10 Pitch2" fo:font-family="'Courier 10 Pitch'" style:font-pitch="fixed" fo:font-size="15pt" style:font-size-asian="20pt" style:font-size-complex="20pt"/>
    </style:style>
    <style:style style:name="matthias.saou.eu-outline5" style:family="presentation" style:parent-style-name="matthias.saou.eu-outline4">
      <style:paragraph-properties fo:margin-left="0cm" fo:margin-right="0cm" fo:margin-top="0cm" fo:margin-bottom="0.074cm" fo:text-indent="0cm"/>
      <style:text-properties style:font-name="Courier 10 Pitch2" fo:font-family="'Courier 10 Pitch'" style:font-pitch="fixed" fo:font-size="15pt" style:font-size-asian="20pt" style:font-size-complex="20pt"/>
    </style:style>
    <style:style style:name="matthias.saou.eu-outline6" style:family="presentation" style:parent-style-name="matthias.saou.eu-outline5">
      <style:paragraph-properties fo:margin-left="0cm" fo:margin-right="0cm" fo:margin-top="0cm" fo:margin-bottom="0.074cm" fo:text-indent="0cm"/>
      <style:text-properties style:font-name="Courier 10 Pitch2" fo:font-family="'Courier 10 Pitch'" style:font-pitch="fixed" fo:font-size="15pt" style:font-size-asian="20pt" style:font-size-complex="20pt"/>
    </style:style>
    <style:style style:name="matthias.saou.eu-outline7" style:family="presentation" style:parent-style-name="matthias.saou.eu-outline6">
      <style:paragraph-properties fo:margin-left="0cm" fo:margin-right="0cm" fo:margin-top="0cm" fo:margin-bottom="0.074cm" fo:text-indent="0cm"/>
      <style:text-properties style:font-name="Courier 10 Pitch2" fo:font-family="'Courier 10 Pitch'" style:font-pitch="fixed" fo:font-size="15pt" style:font-size-asian="20pt" style:font-size-complex="20pt"/>
    </style:style>
    <style:style style:name="matthias.saou.eu-outline8" style:family="presentation" style:parent-style-name="matthias.saou.eu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atthias.saou.eu-outline9" style:family="presentation" style:parent-style-name="matthias.saou.eu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atthias.saou.eu-subtitle" style:family="presentation">
      <style:graphic-properties draw:stroke="none" draw:fill="none" draw:textarea-vertical-align="middle">
        <text:list-style style:name="matthias.saou.e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thias.saou.eu-title" style:family="presentation">
      <style:graphic-properties draw:stroke="none" draw:fill="none" draw:textarea-vertical-align="middle">
        <text:list-style style:name="matthias.saou.e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fortaa1" fo:font-family="Comfortaa" style:font-pitch="variable" fo:font-size="3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thias.saou.eu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thias.saou.eu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thias.saou.e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thias.saou.eu" style:page-layout-name="PM1" draw:style-name="Mdp1">
      <draw:frame presentation:style-name="matthias.saou.eu-title" draw:layer="backgroundobjects" svg:width="20.952cm" svg:height="2.63cm" svg:x="1.4cm" svg:y="0.627cm" presentation:class="title" presentation:placeholder="true">
        <draw:text-box/>
      </draw:frame>
      <draw:frame presentation:style-name="matthias.saou.eu-outline1" draw:layer="backgroundobjects" svg:width="20.952cm" svg:height="9.906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086cm" svg:x="15.829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tthias.saou.eu-title" draw:layer="backgroundobjects" svg:width="13.968cm" svg:height="10.476cm" svg:x="3.81cm" svg:y="2.123cm" presentation:class="page"/>
        <draw:frame presentation:style-name="matthias.saou.eu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8:18:55.301937967</meta:creation-date>
    <meta:editing-duration>PT45M8S</meta:editing-duration>
    <meta:editing-cycles>6</meta:editing-cycles>
    <dc:date>2015-05-13T18:24:00.349672356</dc:date>
    <meta:generator>LibreOffice/4.3.7.2$Linux_X86_64 LibreOffice_project/430$Build-2</meta:generator>
    <meta:document-statistic meta:object-count="80"/>
  </office:meta>
</office:document-meta>
</file>